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18d6" officeooo:paragraph-rsid="000318d6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4b31b" officeooo:paragraph-rsid="0004b31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4b31b" officeooo:paragraph-rsid="00068d06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68d06" officeooo:paragraph-rsid="00068d06"/>
    </style:style>
    <style:style style:name="T1" style:family="text">
      <style:text-properties fo:font-size="11pt" officeooo:rsid="00123488" style:font-size-asian="9.60000038146973pt" style:font-size-complex="11pt"/>
    </style:style>
    <style:style style:name="T2" style:family="text">
      <style:text-properties fo:font-size="11pt" officeooo:rsid="00146553" style:font-size-asian="9.60000038146973pt" style:font-size-complex="11pt"/>
    </style:style>
    <style:style style:name="T3" style:family="text">
      <style:text-properties fo:font-size="11pt" officeooo:rsid="00a3ba95" style:font-size-asian="9.60000038146973pt" style:font-size-complex="11pt"/>
    </style:style>
    <style:style style:name="T4" style:family="text">
      <style:text-properties fo:font-size="11pt" officeooo:rsid="006e26ab" style:font-size-asian="9.60000038146973pt" style:font-size-complex="11pt"/>
    </style:style>
    <style:style style:name="T5" style:family="text">
      <style:text-properties fo:font-size="11pt" officeooo:rsid="00068d06" style:font-size-asian="9.60000038146973pt" style:font-size-complex="11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1pt" officeooo:rsid="00146553" style:font-size-asian="9.60000038146973pt" style:font-size-complex="11pt"/>
    </style:style>
    <style:style style:name="T8" style:family="text">
      <style:text-properties style:text-position="super 58%" fo:font-size="11pt" officeooo:rsid="00123488" style:font-size-asian="9.60000038146973pt" style:font-size-complex="11pt"/>
    </style:style>
    <style:style style:name="T9" style:family="text">
      <style:text-properties style:text-position="super 58%" officeooo:rsid="00146553"/>
    </style:style>
    <style:style style:name="T10" style:family="text">
      <style:text-properties style:font-name="Liberation Serif1" fo:font-size="11pt" officeooo:rsid="006e26ab" style:font-name-asian="Noto Serif CJK SC" style:font-size-asian="9.60000038146973pt" style:font-name-complex="Lohit Devanagari" style:font-size-complex="11pt"/>
    </style:style>
    <style:style style:name="T11" style:family="text">
      <style:text-properties style:font-name="Liberation Serif1" fo:font-size="11pt" officeooo:rsid="006d90cf" style:font-size-asian="9.60000038146973pt" style:font-size-complex="11pt"/>
    </style:style>
    <style:style style:name="T12" style:family="text">
      <style:text-properties style:font-name="Liberation Serif1" officeooo:rsid="006d90cf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1" fo:font-size="11pt" officeooo:rsid="006e26ab" style:font-name-asian="Noto Serif CJK SC" style:font-size-asian="9.60000038146973pt" style:font-name-complex="Lohit Devanagari" style:font-size-complex="11pt"/>
    </style:style>
    <style:style style:name="T15" style:family="text">
      <style:text-properties style:text-position="sub 58%" fo:font-size="11pt" officeooo:rsid="00123488" style:font-size-asian="9.60000038146973pt" style:font-size-complex="11pt"/>
    </style:style>
    <style:style style:name="T16" style:family="text">
      <style:text-properties officeooo:rsid="00068d06"/>
    </style:style>
    <style:style style:name="T17" style:family="text">
      <style:text-properties officeooo:rsid="006e26ab"/>
    </style:style>
    <style:style style:name="T18" style:family="text">
      <style:text-properties officeooo:rsid="00146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2 Cross-sections Papers List</text:p>
      <text:p text:style-name="P2"/>
      <text:p text:style-name="P2">1. James et al. 1990 - <text:span text:style-name="T1">b </text:span><text:span text:style-name="T7">1</text:span><text:span text:style-name="T10">П</text:span><text:span text:style-name="T14">u</text:span><text:span text:style-name="T1"> <text:s text:c="2"/></text:span>: Fig 5, Fig 9</text:p>
      <text:p text:style-name="P2"><text:s text:c="34"/><text:tab/><text:tab/>Table 2 ,4,5,6</text:p>
      <text:p text:style-name="P2"/>
      <text:p text:style-name="P3">2. <text:span text:style-name="T16">Ajello et al 1989 - </text:span><text:span text:style-name="T1">c’</text:span><text:span text:style-name="T15">4</text:span><text:span text:style-name="T1"> </text:span><text:span text:style-name="T8">1</text:span><text:span text:style-name="T11">Σ</text:span><text:span text:style-name="T15">u</text:span><text:span text:style-name="T7">+</text:span><text:span text:style-name="T2"> <text:s text:c="2"/></text:span><text:span text:style-name="T5">and </text:span><text:span text:style-name="T4">b</text:span><text:span text:style-name="T1">’ </text:span><text:span text:style-name="T8">1</text:span><text:span text:style-name="T11">Σ</text:span><text:span text:style-name="T15">u</text:span><text:span text:style-name="T7">+ </text:span><text:span text:style-name="T2"><text:s text:c="2"/>: <text:s text:c="2"/></text:span><text:span text:style-name="T5">Table 2, 3, 4,5,6,7</text:span></text:p>
      <text:p text:style-name="P3"><text:span text:style-name="T5"><text:s text:c="75"/>Figures 14,16</text:span></text:p>
      <text:p text:style-name="P3"><text:span text:style-name="T5"/></text:p>
      <text:p text:style-name="P4"><text:span text:style-name="T5">3. </text:span></text:p>
      <text:p text:style-name="P3"><text:span text:style-name="T2"><text:s/>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4:57:23.694784246</meta:creation-date>
    <dc:date>2020-12-26T22:56:38.223653032</dc:date>
    <meta:editing-duration>PT5H10M58S</meta:editing-duration>
    <meta:editing-cycles>1</meta:editing-cycles>
    <meta:document-statistic meta:table-count="0" meta:image-count="0" meta:object-count="0" meta:page-count="1" meta:paragraph-count="7" meta:word-count="39" meta:character-count="287" meta:non-whitespace-character-count="133"/>
    <meta:generator>LibreOffice/6.4.6.2$Linux_X86_64 LibreOffice_project/40$Build-2</meta:generator>
  </office:meta>
</office:document-meta>
</file>